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9fde" officeooo:paragraph-rsid="00099fde"/>
    </style:style>
    <style:style style:name="P2" style:family="paragraph" style:parent-style-name="Standard" style:list-style-name="L1">
      <style:text-properties officeooo:rsid="00099fde" officeooo:paragraph-rsid="00099fde"/>
    </style:style>
    <style:style style:name="P3" style:family="paragraph" style:parent-style-name="Standard" style:list-style-name="L6">
      <style:text-properties officeooo:rsid="00099fde" officeooo:paragraph-rsid="00099fde"/>
    </style:style>
    <style:style style:name="P4" style:family="paragraph" style:parent-style-name="Standard" style:list-style-name="L1">
      <style:text-properties officeooo:paragraph-rsid="00099fde"/>
    </style:style>
    <style:style style:name="P5" style:family="paragraph" style:parent-style-name="Standard">
      <style:paragraph-properties fo:text-align="center" style:justify-single-word="false"/>
      <style:text-properties fo:font-size="24pt" officeooo:rsid="00099fde" officeooo:paragraph-rsid="00099fd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9fde" officeooo:paragraph-rsid="00099fde" style:font-size-asian="14pt" style:font-size-complex="14pt"/>
    </style:style>
    <style:style style:name="P7" style:family="paragraph" style:parent-style-name="Standard">
      <style:text-properties fo:font-size="14pt" officeooo:rsid="00099fde" officeooo:paragraph-rsid="00099fde" style:font-size-asian="14pt" style:font-size-complex="14pt"/>
    </style:style>
    <style:style style:name="T1" style:family="text">
      <style:text-properties officeooo:rsid="00099f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iptique Pile-Poil</text:p>
      <text:p text:style-name="P5"/>
      <text:p text:style-name="P6">Mode d’emploi :</text:p>
      <text:p text:style-name="P1"/>
      <text:list text:style-name="L1">
        <text:list-item>
          <text:p text:style-name="P2">Brancher le router Proximus</text:p>
        </text:list-item>
        <text:list-item>
          <text:p text:style-name="P2">Brancher le rapspberry pi</text:p>
        </text:list-item>
        <text:list-item>
          <text:p text:style-name="P2">Patienter quelques minutes</text:p>
        </text:list-item>
        <text:list-item>
          <text:p text:style-name="P4"><text:span text:style-name="T1">Sur chaque GSM/tablettes </text:span></text:p>
          <text:list>
            <text:list-item>
              <text:p text:style-name="P2">Se connecter au WiFi PilePoil (password : 0496 43 55 14)</text:p>
            </text:list-item>
            <text:list-item>
              <text:p text:style-name="P2">Ouvrir l’app PilePoil sur l’écran d’accueil</text:p>
            </text:list-item>
            <text:list-item>
              <text:p text:style-name="P2">Choisir le moniteur dont il s’agit</text:p>
            </text:list-item>
            <text:list-item>
              <text:p text:style-name="P2">Attention, pour éviter que les GSM ne se mettent en veille il faut qu’ils soit en charge.</text:p>
            </text:list-item>
          </text:list>
        </text:list-item>
      </text:list>
      <text:p text:style-name="P1"/>
      <text:p text:style-name="P1"/>
      <text:p text:style-name="P7">Mode d’emploi administrateur :</text:p>
      <text:list text:style-name="L6">
        <text:list-header>
          <text:p text:style-name="P3"/>
        </text:list-header>
        <text:list-item>
          <text:p text:style-name="P3">Accéder au raspberry pi en SSH via Putty</text:p>
        </text:list-item>
        <text:list-item>
          <text:p text:style-name="P3">Adresse ip : 192.168.1.4</text:p>
        </text:list-item>
        <text:list-item>
          <text:p text:style-name="P3">Connection :<text:tab/></text:p>
          <text:list>
            <text:list-item>
              <text:p text:style-name="P3">login : pi</text:p>
            </text:list-item>
            <text:list-item>
              <text:p text:style-name="P3">password : raspberry</text:p>
            </text:list-item>
          </text:list>
        </text:list-item>
        <text:list-item>
          <text:p text:style-name="P3">Changer la mise en route du server &gt;&gt;&gt; crontab -e</text:p>
        </text:list-item>
        <text:list-item>
          <text:p text:style-name="P3">Chemin du projet /home/pi/PilePoil/Tryptique/server.js</text:p>
        </text:list-item>
        <text:list-item>
          <text:p text:style-name="P3">Chemin du repo GitHub &gt;&gt;&gt; <text:a xlink:type="simple" xlink:href="https://github.com/pedro88/Tryptique-AMO" text:style-name="Internet_20_link" text:visited-style-name="Visited_20_Internet_20_Link">https://github.com/pedro88/Tryptique-AMO</text:a></text:p>
        </text:list-item>
        <text:list-item>
          <text:p text:style-name="P3">Adresse ipserver:3000/landing.html</text:p>
        </text:list-item>
        <text:list-item>
          <text:p text:style-name="P3">Adresse administration routeur &gt;&gt;&gt; 192.168.1.1</text:p>
        </text:list-item>
        <text:list-item>
          <text:p text:style-name="P3">Mot de passe administrateur routeur &gt;&gt;&gt; 2I643Q6B</text:p>
          <text:p text:style-name="P3"/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08:55:16.392000000</meta:creation-date>
    <dc:date>2025-01-14T17:06:28.740000000</dc:date>
    <meta:editing-duration>PT8H11M13S</meta:editing-duration>
    <meta:editing-cycles>1</meta:editing-cycles>
    <meta:document-statistic meta:table-count="0" meta:image-count="0" meta:object-count="0" meta:page-count="1" meta:paragraph-count="22" meta:word-count="136" meta:character-count="831" meta:non-whitespace-character-count="734"/>
    <meta:generator>LibreOffice/7.6.4.1$Windows_X86_64 LibreOffice_project/e19e193f88cd6c0525a17fb7a176ed8e6a3e2aa1</meta:generator>
  </office:meta>
</office:document-meta>
</file>